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3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chritt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onfiguration Heizwerk/Rührwer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euerung Heizwerk und Rührwer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auplan Softwareseitig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uprozess automatisch abarbeite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ui für brauprozes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auplan lade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tenbank aufsetz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ersistenzebene aufbaue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.00.0000</text:date>, <text:time style:data-style-name="N2" text:time-value="16:47:47.99718777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8:06:28.240939039</meta:creation-date>
    <dc:date>2017-12-31T16:54:33.797511700</dc:date>
    <meta:editing-duration>PT10M58S</meta:editing-duration>
    <meta:editing-cycles>7</meta:editing-cycles>
    <meta:generator>LibreOffice/5.1.6.2$Linux_X86_64 LibreOffice_project/10m0$Build-2</meta:generator>
    <meta:document-statistic meta:table-count="1" meta:cell-count="33" meta:object-count="0"/>
  </office:meta>
</office:document-meta>
</file>